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17CD63F3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${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4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8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8cm" svg:y="3.827cm">
          <text:p text:style-name="P8"><text:span text:style-name="T4">${contenido-textual}</text:span></text:p>
          <text:p text:style-name="P8"><text:span text:style-name="T5"/></text:p>
          <text:p text:style-name="P10"><text:span text:style-name="T6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12.601cm" svg:height="8.874cm" svg:x="1.894cm" svg:y="3.5cm">
          <text:p text:style-name="P15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draw:frame draw:style-name="gr15" draw:text-style-name="P19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3:21:10.969296947</dc:date>
    <meta:editing-duration>PT2H5M27S</meta:editing-duration>
    <meta:editing-cycles>7</meta:editing-cycles>
    <meta:document-statistic meta:object-count="65"/>
  </office:meta>
</office:document-meta>
</file>